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break-before="page"/>
      <style:text-properties style:font-name="Courier New"/>
    </style:style>
    <style:style style:name="P3" style:family="paragraph" style:parent-style-name="Standard">
      <style:paragraph-properties fo:break-before="page"/>
      <style:text-properties style:font-name="Courier New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break-before="page"/>
      <style:text-properties style:font-name="Courier New" fo:font-weight="bold" style:font-weight-asian="bold" style:font-weight-complex="bold"/>
    </style:style>
    <style:style style:name="P5" style:family="paragraph" style:parent-style-name="Standard" style:list-style-name="L1"/>
    <style:style style:name="T1" style:family="text">
      <style:text-properties officeooo:rsid="0005cf89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-style classes for C++</text:p>
      <text:p text:style-name="Standard">Y. Liow</text:p>
      <text:p text:style-name="Standard"/>
      <text:p text:style-name="Standard">The goal of this project is to provide python-style classes for C++. In particular we want to emulate python's</text:p>
      <text:p text:style-name="Standard"/>
      <text:list xml:id="list488253657" text:style-name="L1">
        <text:list-item>
          <text:p text:style-name="P5">Dynamic typing</text:p>
        </text:list-item>
        <text:list-item>
          <text:p text:style-name="P5">Basic types: int, float, string, bool</text:p>
        </text:list-item>
        <text:list-item>
          <text:p text:style-name="P5">Containers including list and dict [Perhaps tuple]</text:p>
        </text:list-item>
        <text:list-item>
          <text:p text:style-name="P5">Introspection such as type inferencing</text:p>
        </text:list-item>
        <text:list-item>
          <text:p text:style-name="P5">Automatic garbage collection.</text:p>
        </text:list-item>
      </text:list>
      <text:p text:style-name="Standard"/>
      <text:p text:style-name="Standard">Naming</text:p>
      <text:p text:style-name="Standard">Our int, float, string, etc types will be called pyint, pyfloat, etc. For containers pylist, pydict, etc. will emulate Python's list, dict, etc.</text:p>
      <text:p text:style-name="Standard"/>
      <text:p text:style-name="Standard">The main abstract class will be pyobject.</text:p>
      <text:p text:style-name="Standard"/>
      <text:p text:style-name="Standard">References</text:p>
      <text:p text:style-name="Standard">To implement dynamic typing we will need to have “reference”. However note that C++ STL containers cannot hold references. Therefore we will need to use pointers. I<text:span text:style-name="T1">f</text:span> we use for instance std::vector&lt;pyobject *&gt; we will have some problems. First of all we have the following use case:</text:p>
      <text:p text:style-name="Standard"/>
      <text:p text:style-name="Standard"><text:tab/>pyint i = 42;</text:p>
      <text:p text:style-name="Standard"><text:tab/>pylist xs;</text:p>
      <text:p text:style-name="Standard"><text:tab/>xs.append(i);</text:p>
      <text:p text:style-name="Standard"/>
      <text:p text:style-name="Standard">We definitely want xs to include a *pyint into the vector of xs. However returning an element:;</text:p>
      <text:p text:style-name="Standard"/>
      <text:p text:style-name="Standard"><text:tab/>xs[0]</text:p>
      <text:p text:style-name="Standard"/>
      <text:p text:style-name="Standard">will be problematic. For instance suppose want to do this:</text:p>
      <text:p text:style-name="Standard"><text:tab/></text:p>
      <text:p text:style-name="Standard"><text:tab/>pyint j = 0;</text:p>
      <text:p text:style-name="Standard"><text:tab/>xs[0] = j;</text:p>
      <text:p text:style-name="Standard"/>
      <text:p text:style-name="Standard">This requires for instance a definition for operator= of the form:</text:p>
      <text:p text:style-name="Standard"/>
      <text:p text:style-name="Standard"><text:tab/>void operator=(*pyint, pyint);</text:p>
      <text:p text:style-name="Standard"/>
      <text:p text:style-name="Standard">This is not possible. To solve this problem we we will need a class p_pyint which is nothing more than a wrapper for a pyint pointer. This allows us to define:</text:p>
      <text:p text:style-name="Standard"/>
      <text:p text:style-name="Standard"><text:tab/>void operator=(p_pyint, pyint);</text:p>
      <text:p text:style-name="Standard"/>
      <text:p text:style-name="Standard">This allow want to for instance define:</text:p>
      <text:p text:style-name="Standard"/>
      <text:p text:style-name="Standard"><text:tab/>pyint operator+(p_pyint, pyint)</text:p>
      <text:p text:style-name="Standard"/>
      <text:p text:style-name="Standard"><text:soft-page-break/>This means that for each class of objects we need to have a corresponding class to wrap the pointers:</text:p>
      <text:p text:style-name="Standard"/>
      <text:p text:style-name="P1"><text:s text:c="7"/>pyobject ---------------- p_pyobject</text:p>
      <text:p text:style-name="P1"><text:s text:c="7"/>| <text:s text:c="24"/>|</text:p>
      <text:p text:style-name="P1"><text:s text:c="7"/>pyint---------------------p_pyint</text:p>
      <text:p text:style-name="P1"/>
      <text:p text:style-name="Standard">Note that the user uses pyint while p_pyint is used by container classes (are there other cases for using these?)</text:p>
      <text:p text:style-name="Standard"/>
      <text:p text:style-name="Standard">WAIT: We do not need p_pyint. We only need p_pyobject since it holds a pointer!</text:p>
      <text:p text:style-name="Standard"/>
      <text:p text:style-name="Standard">Here are the possible interaction between pyobject and p_pyobject for operator invokation. </text:p>
      <text:p text:style-name="Standard"/>
      <text:p text:style-name="Standard">Methods and operators:</text:p>
      <text:p text:style-name="Standard">Case 1: x, y have p_pyobject type</text:p>
      <text:p text:style-name="Standard">Case 2: x has p_pyobject type and y has pyobject type</text:p>
      <text:p text:style-name="Standard"/>
      <text:p text:style-name="P1">x = y <text:s text:c="2"/>Case 1: x._p = y._p</text:p>
      <text:p text:style-name="P1"><text:s text:c="8"/>Case 2: *x._p = y</text:p>
      <text:p text:style-name="P1"/>
      <text:p text:style-name="P1">x += y <text:s/>Case 1: *x._p += *y._p</text:p>
      <text:p text:style-name="P1"><text:s text:c="8"/>Case 2: *x._p += y</text:p>
      <text:p text:style-name="P1"/>
      <text:p text:style-name="Standard">Note however that if x corresponds to an immutable type,</text:p>
      <text:p text:style-name="Standard">then </text:p>
      <text:p text:style-name="Standard"/>
      <text:p text:style-name="Standard">Case 1</text:p>
      <text:p text:style-name="Standard"/>
      <text:p text:style-name="Standard">Meaning of x = y:</text:p>
      <text:p text:style-name="P1">--------------------------------------------------------</text:p>
      <text:p text:style-name="P1"><text:s text:c="4"/>\ <text:s/>x <text:s text:c="7"/>pyint <text:s text:c="9"/>p_pyint</text:p>
      <text:p text:style-name="P1">y <text:s text:c="3"/>\ </text:p>
      <text:p text:style-name="P1">----------+---------------------------------------------</text:p>
      <text:p text:style-name="P1">pyint <text:s text:c="4"/>| <text:s text:c="4"/>x.v = y.v <text:s text:c="8"/>*(x.p) = y <text:s/>static/immutable</text:p>
      <text:p text:style-name="P1"><text:s text:c="10"/>| <text:s text:c="19"/>OR x.p = &amp;y <text:s text:c="3"/>dynamic/mutable</text:p>
      <text:p text:style-name="P1">----------+---------------------------------------------</text:p>
      <text:p text:style-name="P1">p_pyint <text:s text:c="2"/>| <text:s text:c="4"/>x = *(y.p) <text:s text:c="7"/>*(x.p) = *(y.p) static/immutable</text:p>
      <text:p text:style-name="P1"><text:s text:c="10"/>| <text:s text:c="19"/>OR x.p = y.p <text:s text:c="6"/>dynamic/mutable</text:p>
      <text:p text:style-name="P1">----------+---------------------------------------------</text:p>
      <text:p text:style-name="P1"/>
      <text:p text:style-name="Standard">Problem: what if *x._p does not have operator+=.</text:p>
      <text:p text:style-name="Standard">Combinatorial explosion.</text:p>
      <text:p text:style-name="Standard">It depends on pyobject value pointed to!</text:p>
      <text:p text:style-name="Standard">So each pyobject subclass must come with a pointer version.</text:p>
      <text:p text:style-name="Standard">For instance</text:p>
      <text:p text:style-name="Standard"/>
      <text:p text:style-name="Standard"><text:s text:c="3"/>pyobject ......&gt; p_pyobject</text:p>
      <text:p text:style-name="Standard"><text:s text:c="3"/>| <text:s text:c="15"/>|</text:p>
      <text:p text:style-name="Standard"><text:s text:c="3"/>| <text:s text:c="15"/>| </text:p>
      <text:p text:style-name="Standard"><text:soft-page-break/><text:s text:c="3"/>pyint .........&gt; p_pyint</text:p>
      <text:p text:style-name="Standard"/>
      <text:p text:style-name="Standard">Note that user should only use pyint. p_pyint should only be used</text:p>
      <text:p text:style-name="Standard">by pylist, pydict, pytuple, etc.</text:p>
      <text:p text:style-name="Standard"/>
      <text:p text:style-name="Standard">Note that all the above containers should use p_pyobject.</text:p>
      <text:p text:style-name="Standard">pylist should be a vector of p_object.</text:p>
      <text:p text:style-name="Standard"/>
      <text:p text:style-name="Standard">What happens when you do: x.append(y)?</text:p>
      <text:p text:style-name="P1">--------------------------------------------------------</text:p>
      <text:p text:style-name="P1"><text:s text:c="4"/>\ <text:s/>x <text:s text:c="7"/>pylist <text:s text:c="9"/>p_pylist</text:p>
      <text:p text:style-name="P1">y <text:s text:c="3"/>\ </text:p>
      <text:p text:style-name="P1">----------+---------------------------------------------</text:p>
      <text:p text:style-name="P1">pyint <text:s text:c="4"/>| <text:s text:c="4"/>x.v = y.v <text:s text:c="8"/>*(x.p) = y <text:s/>static/immutable</text:p>
      <text:p text:style-name="P1"><text:s text:c="10"/>| <text:s text:c="19"/>OR x.p = &amp;y <text:s text:c="3"/>dynamic/mutable</text:p>
      <text:p text:style-name="P1">----------+---------------------------------------------</text:p>
      <text:p text:style-name="P1">p_pyint <text:s text:c="2"/>| <text:s text:c="4"/>x = *(y.p) <text:s text:c="7"/>*(x.p) = *(y.p) static/immutable</text:p>
      <text:p text:style-name="P1"><text:s text:c="10"/>| <text:s text:c="19"/>OR x.p = y.p <text:s text:c="6"/>dynamic/mutable</text:p>
      <text:p text:style-name="P1">----------+---------------------------------------------</text:p>
      <text:p text:style-name="P1"/>
      <text:p text:style-name="Standard">What about pylist of pylist?</text:p>
      <text:p text:style-name="Standard">Therefore pylist must have p_pylist.</text:p>
      <text:p text:style-name="Standard"/>
      <text:p text:style-name="Standard">Each pyobject must know how to wrap itself as a “reference”, i.e. create a p_pyobject. Likewise there should be a dereferencing operator. For instance</text:p>
      <text:p text:style-name="Standard"/>
      <text:p text:style-name="Standard"><text:tab/>pyint x = 42;</text:p>
      <text:p text:style-name="Standard"><text:tab/>p_pyint y = x.pointer();</text:p>
      <text:p text:style-name="Standard"><text:tab/>pyint &amp; z = *y;</text:p>
      <text:p text:style-name="Standard"/>
      <text:p text:style-name="Standard">Should y point to x or should there be a new object for y to point to?</text:p>
      <text:p text:style-name="Standard"/>
      <text:p text:style-name="Standard">Or should I work completely with p_pyobject?</text:p>
      <text:p text:style-name="Standard"/>
      <text:p text:style-name="Standard"><text:tab/>p_pyint i = 42;</text:p>
      <text:p text:style-name="Standard"><text:tab/>p_pylist xs;</text:p>
      <text:p text:style-name="Standard"><text:tab/>xs.append(i);</text:p>
      <text:p text:style-name="Standard"/>
      <text:p text:style-name="Standard">However the performance penalty is great:</text:p>
      <text:p text:style-name="Standard"><text:tab/>p_pyint i = 42;</text:p>
      <text:p text:style-name="Standard"><text:tab/>p_pyint j = 1;</text:p>
      <text:p text:style-name="Standard"><text:tab/>p_pyint k = i + j</text:p>
      <text:p text:style-name="Standard">is</text:p>
      <text:p text:style-name="Standard"><text:tab/>k.ref-&gt;v = i.ref-&gt;v + j.ref-&gt;v</text:p>
      <text:p text:style-name="Standard">And with</text:p>
      <text:p text:style-name="Standard"><text:tab/>pyint i = 42;</text:p>
      <text:p text:style-name="Standard"><text:tab/>pyint j = 1;</text:p>
      <text:p text:style-name="Standard"><text:tab/>pyint k = i + j</text:p>
      <text:p text:style-name="Standard">is</text:p>
      <text:p text:style-name="Standard"><text:soft-page-break/><text:tab/>k.v = i.v + j.v</text:p>
      <text:p text:style-name="Standard"/>
      <text:p text:style-name="Standard"/>
      <text:p text:style-name="Standard">Note that the above analysis of python containers should also be applicable to user-defined classes. Therefore we need to have some type of wrapper or tool to allow easy creation of python-styled classes. For instance given this:</text:p>
      <text:p text:style-name="Standard"/>
      <text:p text:style-name="Standard"><text:tab/>class Date</text:p>
      <text:p text:style-name="Standard"><text:tab/>{<text:line-break/><text:tab/>};</text:p>
      <text:p text:style-name="Standard"/>
      <text:p text:style-name="Standard">we want to be able to define a python-styled version of this easily. We can do this:</text:p>
      <text:p text:style-name="Standard"/>
      <text:p text:style-name="Standard"><text:tab/>class Date: public pyobject</text:p>
      <text:p text:style-name="Standard"><text:tab/>{<text:line-break/><text:tab/>};</text:p>
      <text:p text:style-name="Standard"/>
      <text:p text:style-name="Standard">to inherit some basic features (id, etc.) But what about</text:p>
      <text:p text:style-name="Standard"/>
      <text:p text:style-name="Standard"><text:tab/>pylist xs;</text:p>
      <text:p text:style-name="Standard"><text:tab/>Date d;</text:p>
      <text:p text:style-name="Standard"><text:tab/>xs.append(d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<text:tab/>pyobject</text:p>
      <text:p text:style-name="P1"><text:tab/>|</text:p>
      <text:p text:style-name="P1"><text:tab/>|</text:p>
      <text:p text:style-name="P1"><text:tab/>pynumeric<text:tab/>pytype</text:p>
      <text:p text:style-name="P1"><text:tab/></text:p>
      <text:p text:style-name="P1"/>
      <text:p text:style-name="P1"><text:tab/>pyobject <text:s text:c="7"/>pyint</text:p>
      <text:p text:style-name="P1"><text:tab/>| <text:s text:c="8"/>= <text:s text:c="4"/>|</text:p>
      <text:p text:style-name="P1"><text:tab/>+--------------&gt;</text:p>
      <text:p text:style-name="P1"/>
      <text:p text:style-name="P2">Properties of pyobject and p_pyobject</text:p>
      <text:p text:style-name="P1"/>
      <text:p text:style-name="P1">In most cases, methods of a p_pyobject delegates to the pyobject that it references. However there are differences for instance type() for the p_pyobject returns p_pytype while type() for the pyobject returns a pytype object.</text:p>
      <text:p text:style-name="P1"/>
      <text:p text:style-name="P1"><text:tab/>id()<text:tab/><text:tab/><text:tab/>integer</text:p>
      <text:p text:style-name="P1"><text:tab/>__repr__()<text:tab/><text:tab/>std::string</text:p>
      <text:p text:style-name="P1"><text:tab/>operator==()</text:p>
      <text:p text:style-name="P1"><text:tab/>operator!=()</text:p>
      <text:p text:style-name="P1"><text:tab/>operator=()</text:p>
      <text:p text:style-name="P1"><text:tab/>constructor</text:p>
      <text:p text:style-name="P1"><text:tab/>copy constructor</text:p>
      <text:p text:style-name="P1"/>
      <text:p text:style-name="P1"><text:tab/>type()</text:p>
      <text:p text:style-name="P1"/>
      <text:p text:style-name="P1"/>
      <text:p text:style-name="P1">pyobject::_type has type pytype*</text:p>
      <text:p text:style-name="P1">p_pyobject::_type has type p_pytype*</text:p>
      <text:p text:style-name="P1"><text:tab/></text:p>
      <text:p text:style-name="P1"/>
      <text:p text:style-name="P1"/>
      <text:p text:style-name="P1"/>
      <text:p text:style-name="P4">Type introspection</text:p>
      <text:p text:style-name="P1"/>
      <text:p text:style-name="P1"><text:tab/>pyobject ---------------- p_pyobject</text:p>
      <text:p text:style-name="P1"/>
      <text:p text:style-name="P1">We need to have type objects.</text:p>
      <text:p text:style-name="P1"/>
      <text:p text:style-name="P1"><text:tab/>pyobject ---------------- p_pyobject</text:p>
      <text:p text:style-name="P1"><text:tab/>| <text:s text:c="24"/>|</text:p>
      <text:p text:style-name="P1"><text:tab/>pytype <text:s text:c="2"/>---------------- p_pytype</text:p>
      <text:p text:style-name="P1"/>
      <text:p text:style-name="P1"/>
      <text:p text:style-name="P1">Note that if x a p_pyobject, then x contains a pointer a pyobject.</text:p>
      <text:p text:style-name="P1"/>
      <text:p text:style-name="P1">The pyobject class contain a static _type, a pytype object. The class p_pyobject contains a static _type, a p_pytype object which contains a pointer to a pytype object; this pointer has value as pyobject::_type.</text:p>
      <text:p text:style-name="P1"/>
      <text:p text:style-name="P1"/>
      <text:p text:style-name="P3">Garbage Collection</text:p>
      <text:p text:style-name="P1"/>
      <text:p text:style-name="P1">Instead of including the reference count to an object, we will have a table of (pointer, reference count)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7-09-02T22:49:36</dc:date>
    <meta:editing-cycles>37</meta:editing-cycles>
    <meta:editing-duration>P3DT8H59M11S</meta:editing-duration>
    <meta:document-statistic meta:table-count="0" meta:image-count="0" meta:object-count="0" meta:page-count="7" meta:paragraph-count="144" meta:word-count="896" meta:character-count="5933" meta:non-whitespace-character-count="4736"/>
    <meta:user-defined meta:name="Info 1"/>
    <meta:user-defined meta:name="Info 2"/>
    <meta:user-defined meta:name="Info 3"/>
    <meta:user-defined meta:name="Info 4"/>
  </office:meta>
</office:document-meta>
</file>